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Pandoc入門：MarkdownからHTML・PDF・Writer/Word文書・スライドを生成する</text:p>
      <text:p text:style-name="Author">藤原 由来</text:p>
      <text:p text:style-name="Date">2017年8月4日</text:p>
      <text:h text:style-name="Heading_20_1" text:outline-level="1">発表スライド</text:h>
      <text:list text:style-name="L1">
        <text:list-item>
          <text:p text:style-name="P1">GitHub(sky-y/osc-kyoto2017-pandoc): https://github.com/sky-y/osc-kyoto2017-pando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源ノ角ゴシック Normal" fo:font-family="'源ノ角ゴシック Normal'" style:font-style-name="Normal" style:font-family-generic="swiss" style:font-pitch="variable" style:font-name-asian="源ノ角ゴシック Normal" style:font-family-asian="'源ノ角ゴシック Normal'" style:font-style-name-asian="Normal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源ノ角ゴシック Medium" fo:font-family="'源ノ角ゴシック Medium'" style:font-style-name="標準" style:font-family-generic="swiss" style:font-pitch="variable" fo:font-size="14pt" fo:font-weight="normal" style:font-name-asian="源ノ角ゴシック Medium" style:font-family-asian="'源ノ角ゴシック Medium'" style:font-style-name-asian="標準" style:font-family-generic-asian="swiss" style:font-pitch-asian="variable" style:font-size-asian="14pt" style:font-weight-asian="normal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入門：MarkdownからHTML・PDF・Writer/Word文書・スライドを生成する</dc:title>
  </office:meta>
</office:document-meta>
</file>